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82d4" officeooo:paragraph-rsid="001c82d4"/>
    </style:style>
    <style:style style:name="P2" style:family="paragraph" style:parent-style-name="Standard">
      <style:paragraph-properties fo:text-align="center" style:justify-single-word="false"/>
      <style:text-properties fo:color="#579d1c" fo:font-size="20pt" officeooo:rsid="001c82d4" officeooo:paragraph-rsid="001c82d4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0066" fo:font-weight="bold" style:font-weight-asian="bold" style:font-weight-complex="bold"/>
    </style:style>
    <style:style style:name="T3" style:family="text">
      <style:text-properties fo:color="#660066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ff00" fo:font-size="20pt" style:font-size-asian="20pt" style:font-size-complex="20pt"/>
    </style:style>
    <style:style style:name="T7" style:family="text">
      <style:text-properties fo:color="#579d1c"/>
    </style:style>
    <style:style style:name="T8" style:family="text">
      <style:text-properties fo:color="#579d1c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3">RESUME</text:span></text:p>
      <text:p text:style-name="P1"><text:s text:c="11"/><text:span text:style-name="T8">NAME</text:span> <text:s text:c="2"/><text:span text:style-name="T8">:ARATHI M SHAJI</text:span></text:p>
      <text:p text:style-name="P2"><text:s text:c="16"/>D NAME OB:27-10-1997</text:p>
      <text:p text:style-name="P2"><text:s text:c="8"/>MOORKKANATT HOUSE</text:p>
      <text:p text:style-name="P2"><text:s text:c="25"/>AGE:22</text:p>
      <text:p text:style-name="P2"><text:s text:c="12"/>ADDRESS: <text:s text:c="2"/>VAVAKKAD</text:p>
      <text:p text:style-name="P2"><text:s text:c="20"/>MOOTHAKUNNAM P.O</text:p>
      <text:p text:style-name="P2"><text:s text:c="5"/>NAME OF FATHER:SHAJI M.S</text:p>
      <text:p text:style-name="P2"><text:s text:c="5"/>NAME OF MOTHER:MEENA M.N</text:p>
      <text:p text:style-name="P2">10 th QUALIFICATION:90% </text:p>
      <text:p text:style-name="P2">12 th QUALIFICATION:90%</text:p>
      <text:p text:style-name="P2"><text:s text:c="3"/>UNDER GRADUATION:BCA,75%</text:p>
      <text:p text:style-name="P2"><text:s text:c="4"/>POST GRADUATION:MCA on going</text:p>
      <text:p text:style-name="P2"><text:s text:c="12"/>HOBBIES:READING,GARDENING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1:58:43.687357066</meta:creation-date>
    <dc:date>2020-01-29T12:01:21.453230620</dc:date>
    <meta:editing-duration>P0D</meta:editing-duration>
    <meta:editing-cycles>1</meta:editing-cycles>
    <meta:document-statistic meta:table-count="0" meta:image-count="0" meta:object-count="0" meta:page-count="1" meta:paragraph-count="14" meta:word-count="37" meta:character-count="405" meta:non-whitespace-character-count="255"/>
    <meta:generator>LibreOffice/4.2.8.2$Linux_x86 LibreOffice_project/420m0$Build-2</meta:generator>
  </office:meta>
</office:document-meta>
</file>